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D 1-3 SQL </text:p>
      <text:p text:style-name="Standard"/>
      <text:p text:style-name="Standard">EXERCICE 5</text:p>
      <text:p text:style-name="Standard"/>
      <text:p text:style-name="Standard">A: Oui un patient peut effectuer n visites.</text:p>
      <text:p text:style-name="Standard"/>
      <text:p text:style-name="Standard">B: Le médecin ne peut recevoir plusieurs patients dans la même consultation car une consultation ne peut être assistée que par un seul patient.</text:p>
      <text:p text:style-name="Standard"/>
      <text:p text:style-name="Standard">C: Oui dans une même consultation n médicaments peuvent être prescrits.</text:p>
      <text:p text:style-name="Standard"/>
      <text:p text:style-name="Standard">D: Oui car un médicament peut être prescrit lors de n <text:s/>consultations.</text:p>
      <text:p text:style-name="Standard"/>
      <text:p text:style-name="Standard"/>
      <text:p text:style-name="Standard">EXERCICE 6</text:p>
      <text:p text:style-name="Standard"/>
      <text:p text:style-name="Standard">A: Non car un match ne peut être joué que par 2 joueurs maximum.</text:p>
      <text:p text:style-name="Standard"/>
      <text:p text:style-name="Standard">B: Non seuls les joueurs participant peuvent gagner.</text:p>
      <text:p text:style-name="Standard"/>
      <text:p text:style-name="Standard">C: Non seulement 1 seul match peut se jouer sur un terrain.</text:p>
      <text:p text:style-name="Standard"/>
      <text:p text:style-name="Standard"/>
      <text:p text:style-name="Standard">EXERCICE 7</text:p>
      <text:p text:style-name="Standard"/>
      <text:p text:style-name="Standard">A: Un Article ne peut être rédigé que par un seul journaliste.</text:p>
      <text:p text:style-name="Standard"/>
      <text:p text:style-name="Standard">B: Un article ne peut être publié plusieurs fois dans le même numéro.</text:p>
      <text:p text:style-name="Standard"/>
      <text:p text:style-name="Standard">C: Il peut y avoir plusieurs articles sur le même sujet dans le même numéro</text:p>
      <text:p text:style-name="Standard"/>
      <text:p text:style-name="Standard"/>
      <text:p text:style-name="Standard">EXERCICE 8</text:p>
      <text:p text:style-name="Standard"/>
      <text:p text:style-name="Standard">cf schémas :</text:p>
      <text:list xml:id="list8663695308090755458" text:style-name="L1">
        <text:list-item>
          <text:p text:style-name="P1">schema_exo5_td1-3,</text:p>
        </text:list-item>
        <text:list-item>
          <text:p text:style-name="P1">schema_exo6_td1-3,</text:p>
        </text:list-item>
        <text:list-item>
          <text:p text:style-name="P1">schema_exo7_td1-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9T11:35:44.09</meta:creation-date>
    <meta:document-statistic meta:table-count="0" meta:image-count="0" meta:object-count="0" meta:page-count="1" meta:paragraph-count="19" meta:word-count="149" meta:character-count="826"/>
    <dc:date>2018-12-09T12:55:57.48</dc:date>
    <meta:editing-duration>PT34M11S</meta:editing-duration>
    <meta:editing-cycles>1</meta:editing-cycles>
    <meta:generator>OpenOffice/4.1.6$Win32 OpenOffice.org_project/416m1$Build-9790</meta:generator>
  </office:meta>
</office:document-meta>
</file>